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fo:font-weight="normal" officeooo:rsid="00142b7d" style:font-weight-asian="normal" style:font-weight-complex="normal"/>
    </style:style>
    <style:style style:name="P2" style:family="paragraph" style:parent-style-name="Text_20_body">
      <style:paragraph-properties fo:margin-top="0cm" fo:margin-bottom="0cm" loext:contextual-spacing="false"/>
      <style:text-properties fo:font-weight="normal" officeooo:rsid="001546c7" officeooo:paragraph-rsid="001546c7" style:font-weight-asian="normal" style:font-weight-complex="normal"/>
    </style:style>
    <style:style style:name="P3" style:family="paragraph" style:parent-style-name="Text_20_body">
      <style:paragraph-properties fo:margin-top="0cm" fo:margin-bottom="0cm" loext:contextual-spacing="false"/>
      <style:text-properties fo:font-weight="normal" officeooo:rsid="00160158" officeooo:paragraph-rsid="00160158" style:font-weight-asian="normal" style:font-weight-complex="normal"/>
    </style:style>
    <style:style style:name="P4" style:family="paragraph" style:parent-style-name="Text_20_body">
      <style:paragraph-properties fo:margin-top="0cm" fo:margin-bottom="0cm" loext:contextual-spacing="false"/>
      <style:text-properties fo:font-weight="normal" officeooo:rsid="00178689" officeooo:paragraph-rsid="00182d10" style:font-weight-asian="normal" style:font-weight-complex="normal"/>
    </style:style>
    <style:style style:name="P5" style:family="paragraph" style:parent-style-name="Text_20_body">
      <style:paragraph-properties fo:margin-top="0cm" fo:margin-bottom="0cm" loext:contextual-spacing="false"/>
      <style:text-properties fo:font-weight="normal" officeooo:rsid="00182d10" officeooo:paragraph-rsid="00182d10" style:font-weight-asian="normal" style:font-weight-complex="normal"/>
    </style:style>
    <style:style style:name="P6" style:family="paragraph" style:parent-style-name="Text_20_body">
      <style:paragraph-properties fo:margin-top="0cm" fo:margin-bottom="0cm" loext:contextual-spacing="false"/>
      <style:text-properties fo:font-weight="normal" officeooo:rsid="00182d10" officeooo:paragraph-rsid="001ed1a0" style:font-weight-asian="normal" style:font-weight-complex="normal"/>
    </style:style>
    <style:style style:name="P7" style:family="paragraph" style:parent-style-name="Text_20_body">
      <style:paragraph-properties fo:margin-top="0cm" fo:margin-bottom="0cm" loext:contextual-spacing="false"/>
      <style:text-properties fo:font-weight="normal" officeooo:rsid="001be693" officeooo:paragraph-rsid="001be693" style:font-weight-asian="normal" style:font-weight-complex="normal"/>
    </style:style>
    <style:style style:name="P8" style:family="paragraph" style:parent-style-name="Text_20_body">
      <style:paragraph-properties fo:margin-top="0cm" fo:margin-bottom="0cm" loext:contextual-spacing="false"/>
      <style:text-properties fo:font-weight="normal" officeooo:rsid="001da32e" officeooo:paragraph-rsid="001da32e" style:font-weight-asian="normal" style:font-weight-complex="normal"/>
    </style:style>
    <style:style style:name="P9" style:family="paragraph" style:parent-style-name="Text_20_body">
      <style:paragraph-properties fo:margin-top="0cm" fo:margin-bottom="0cm" loext:contextual-spacing="false"/>
      <style:text-properties fo:font-weight="normal" officeooo:rsid="001ed1a0" officeooo:paragraph-rsid="001ed1a0" style:font-weight-asian="normal" style:font-weight-complex="normal"/>
    </style:style>
    <style:style style:name="P10" style:family="paragraph" style:parent-style-name="Text_20_body">
      <style:paragraph-properties fo:margin-top="0cm" fo:margin-bottom="0cm" loext:contextual-spacing="false"/>
      <style:text-properties fo:font-weight="normal" officeooo:rsid="002098b9" officeooo:paragraph-rsid="002098b9" style:font-weight-asian="normal" style:font-weight-complex="normal"/>
    </style:style>
    <style:style style:name="P11" style:family="paragraph" style:parent-style-name="Text_20_body">
      <style:paragraph-properties fo:margin-top="0cm" fo:margin-bottom="0cm" loext:contextual-spacing="false"/>
      <style:text-properties fo:font-weight="normal" officeooo:rsid="002098b9" officeooo:paragraph-rsid="0021f046" style:font-weight-asian="normal" style:font-weight-complex="normal"/>
    </style:style>
    <style:style style:name="P12" style:family="paragraph" style:parent-style-name="Text_20_body">
      <style:paragraph-properties fo:margin-top="0cm" fo:margin-bottom="0cm" loext:contextual-spacing="false"/>
      <style:text-properties fo:font-weight="normal" officeooo:rsid="002c3a88" officeooo:paragraph-rsid="002ee5c1" style:font-weight-asian="normal" style:font-weight-complex="normal"/>
    </style:style>
    <style:style style:name="P13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1546c7" officeooo:paragraph-rsid="001546c7" style:font-weight-asian="bold" style:font-weight-complex="bold"/>
    </style:style>
    <style:style style:name="P14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1be693" officeooo:paragraph-rsid="00182d10" style:font-weight-asian="bold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officeooo:paragraph-rsid="00182d10"/>
    </style:style>
    <style:style style:name="P16" style:family="paragraph" style:parent-style-name="Standard">
      <style:paragraph-properties fo:margin-top="0cm" fo:margin-bottom="0cm" loext:contextual-spacing="false"/>
      <style:text-properties officeooo:paragraph-rsid="00300197"/>
    </style:style>
    <style:style style:name="P17" style:family="paragraph" style:parent-style-name="Standard">
      <style:paragraph-properties fo:text-align="center" style:justify-single-word="false"/>
      <style:text-properties officeooo:rsid="0012724e" officeooo:paragraph-rsid="0012724e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142b7d" officeooo:paragraph-rsid="00142b7d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193616" officeooo:paragraph-rsid="00193616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2098b9" officeooo:paragraph-rsid="002098b9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142b7d" officeooo:paragraph-rsid="00142b7d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42b7d" officeooo:paragraph-rsid="00142b7d" style:font-weight-asian="bold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font-weight="normal" officeooo:rsid="001be693" officeooo:paragraph-rsid="001be693" style:font-weight-asian="normal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fo:font-weight="normal" officeooo:rsid="002bd0d7" officeooo:paragraph-rsid="002bd0d7" style:font-weight-asian="normal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1546c7" officeooo:paragraph-rsid="001546c7" style:font-weight-asian="bold" style:font-weight-complex="bold"/>
    </style:style>
    <style:style style:name="P26" style:family="paragraph" style:parent-style-name="Heading_20_3">
      <style:paragraph-properties fo:text-align="justify" style:justify-single-word="false"/>
      <style:text-properties fo:font-weight="bold" officeooo:rsid="00193616" officeooo:paragraph-rsid="00193616" style:font-weight-asian="bold" style:font-weight-complex="bold"/>
    </style:style>
    <style:style style:name="P27" style:family="paragraph" style:parent-style-name="Heading_20_3">
      <style:paragraph-properties fo:text-align="justify" style:justify-single-word="false"/>
      <style:text-properties fo:font-weight="normal" officeooo:rsid="00193616" officeooo:paragraph-rsid="00193616" style:font-weight-asian="normal" style:font-weight-complex="normal"/>
    </style:style>
    <style:style style:name="P28" style:family="paragraph" style:parent-style-name="Heading_20_3">
      <style:paragraph-properties fo:text-align="justify" style:justify-single-word="false"/>
      <style:text-properties fo:font-weight="normal" officeooo:rsid="001546c7" officeooo:paragraph-rsid="00193616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8pt" fo:font-weight="bold" officeooo:rsid="0012724e" officeooo:paragraph-rsid="0012724e" style:font-size-asian="18pt" style:font-weight-asian="bold" style:font-size-complex="18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8pt" fo:font-weight="bold" officeooo:rsid="0030465b" officeooo:paragraph-rsid="0030465b" style:font-size-asian="18pt" style:font-weight-asian="bold" style:font-size-complex="1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8689" style:font-weight-asian="normal" style:font-weight-complex="normal"/>
    </style:style>
    <style:style style:name="T3" style:family="text">
      <style:text-properties fo:font-weight="normal" officeooo:rsid="0030465b" style:font-weight-asian="normal" style:font-weight-complex="normal"/>
    </style:style>
    <style:style style:name="T4" style:family="text">
      <style:text-properties fo:color="#000000" fo:font-style="normal" officeooo:rsid="0005b216" style:font-style-asian="normal" style:font-style-complex="normal"/>
    </style:style>
    <style:style style:name="T5" style:family="text">
      <style:text-properties fo:color="#000000" fo:font-style="normal" officeooo:rsid="0018affd" style:font-style-asian="normal" style:font-style-complex="normal"/>
    </style:style>
    <style:style style:name="T6" style:family="text">
      <style:text-properties fo:color="#000000" fo:font-style="normal" officeooo:rsid="001ed1a0" style:font-style-asian="normal" style:font-style-complex="normal"/>
    </style:style>
    <style:style style:name="T7" style:family="text">
      <style:text-properties fo:color="#000000" fo:font-style="normal" officeooo:rsid="00300197" style:font-style-asian="normal" style:font-style-complex="normal"/>
    </style:style>
    <style:style style:name="T8" style:family="text">
      <style:text-properties officeooo:rsid="00193616"/>
    </style:style>
    <style:style style:name="T9" style:family="text">
      <style:text-properties officeooo:rsid="001a079c"/>
    </style:style>
    <style:style style:name="T10" style:family="text">
      <style:text-properties style:text-position="super 58%"/>
    </style:style>
    <style:style style:name="T11" style:family="text">
      <style:text-properties style:text-position="super 58%" officeooo:rsid="002098b9"/>
    </style:style>
    <style:style style:name="T12" style:family="text">
      <style:text-properties officeooo:rsid="001da32e"/>
    </style:style>
    <style:style style:name="T13" style:family="text">
      <style:text-properties officeooo:rsid="001ed1a0"/>
    </style:style>
    <style:style style:name="T14" style:family="text">
      <style:text-properties officeooo:rsid="002098b9"/>
    </style:style>
    <style:style style:name="T15" style:family="text">
      <style:text-properties officeooo:rsid="0021f04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2dcad5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2dcad5"/>
    </style:style>
    <style:style style:name="T20" style:family="text">
      <style:text-properties officeooo:rsid="0024d295"/>
    </style:style>
    <style:style style:name="T21" style:family="text">
      <style:text-properties officeooo:rsid="002afabd"/>
    </style:style>
    <style:style style:name="T22" style:family="text">
      <style:text-properties officeooo:rsid="002c3a88"/>
    </style:style>
    <style:style style:name="T23" style:family="text">
      <style:text-properties officeooo:rsid="002dcad5"/>
    </style:style>
    <style:style style:name="T24" style:family="text">
      <style:text-properties officeooo:rsid="002ee5c1"/>
    </style:style>
    <style:style style:name="T25" style:family="text">
      <style:text-properties officeooo:rsid="00300197"/>
    </style:style>
    <style:style style:name="T26" style:family="text">
      <style:text-properties officeooo:rsid="00302c06"/>
    </style:style>
    <style:style style:name="T27" style:family="text">
      <style:text-properties officeooo:rsid="003046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Ankush Gaharwar</text:p>
      <text:p text:style-name="P30">23/08/1998</text:p>
      <text:p text:style-name="P17">ankushgaharwar@gmail.com/ <text:s/>+91-<text:span text:style-name="T26">9940571495</text:span></text:p>
      <text:p text:style-name="P17"/>
      <text:p text:style-name="P17"/>
      <text:p text:style-name="P22">EDUCATION <text:s text:c="133"/></text:p>
      <text:p text:style-name="P18"/>
      <text:p text:style-name="P18">National <text:span text:style-name="T8">I</text:span>nstitute of <text:span text:style-name="T8">T</text:span>echnology <text:span text:style-name="T8">N</text:span>agpur <text:s text:c="65"/><text:span text:style-name="T9">N</text:span>agpur, India</text:p>
      <text:p text:style-name="P21">Bachelor of Architecture , 201<text:span text:style-name="T27">5</text:span>-201<text:span text:style-name="T27">6</text:span> (dropped out)</text:p>
      <text:p text:style-name="P21"/>
      <text:p text:style-name="P20">Army Public School<text:span text:style-name="T1">(High School )201</text:span><text:span text:style-name="T3">5</text:span><text:span text:style-name="T1"> <text:s text:c="66"/></text:span>Amritsar, India</text:p>
      <text:p text:style-name="P21"/>
      <text:p text:style-name="P22">ONLINE COURSES <text:s text:c="123"/></text:p>
      <text:p text:style-name="P19"/>
      <text:p text:style-name="P19"><text:span text:style-name="T16">Codecademy</text:span> -</text:p>
      <text:p text:style-name="P18"/>
      <text:p text:style-name="P21">HTML</text:p>
      <text:h text:style-name="P27" text:outline-level="3">Python</text:h>
      <text:h text:style-name="P26" text:outline-level="3"><text:span text:style-name="T16">EDX,</text:span><text:span text:style-name="T18"> <text:s/></text:span><text:span text:style-name="T17">Coursera,</text:span><text:span text:style-name="T19"> </text:span><text:span text:style-name="T17">Unacademy</text:span><text:span text:style-name="T18">- </text:span></text:h>
      <text:p text:style-name="P24"><text:span text:style-name="T23">Courses r</text:span>elated to Design, Architecture, Programming, Aerospace and Aeronautical Engineering, <text:span text:style-name="T23">Social Science, Geography etc</text:span></text:p>
      <text:h text:style-name="P28" text:outline-level="3"/>
      <text:p text:style-name="P25">SKILLS <text:s text:c="145"/></text:p>
      <text:p text:style-name="P23">BLENDER, INKSPACE, HTML, OCTAVE, PYTHON, C/<text:span text:style-name="T24">C++</text:span>, LibreCAD, <text:span text:style-name="T21">Automotive Design, Autodesk Sketchbook, Public Speaking, Unity3D, Painting, Sketching, Logo Making, Creative Writing, <text:s/>Clay Modeling</text:span></text:p>
      <text:p text:style-name="P1"><text:s/></text:p>
      <text:p text:style-name="P13">EXPERIENCE <text:span text:style-name="T12">And AWARDS <text:s text:c="107"/></text:span></text:p>
      <text:p text:style-name="P2"/>
      <text:p text:style-name="P11">2005-2011 – Bharat Scouts and Guides</text:p>
      <text:p text:style-name="P11"><text:s text:c="11"/>*City Level Cubs and Bulbul <text:span text:style-name="T15">competation </text:span>winner(junior Scouts and Guides)</text:p>
      <text:p text:style-name="P10"><text:s text:c="11"/>* Tritiya Soupan( 3<text:span text:style-name="T10">rd</text:span> highest honour in Scouts)</text:p>
      <text:p text:style-name="P10"/>
      <text:p text:style-name="P2">2011 – State level social science project</text:p>
      <text:p text:style-name="P2"><text:s text:c="10"/>* <text:span text:style-name="T12">Project leader of Social Science project on LUCKNOW clock tower</text:span></text:p>
      <text:p text:style-name="P3"/>
      <text:p text:style-name="P3">2013 – High school Football team (Army State level)</text:p>
      <text:p text:style-name="P3"><text:s text:c="10"/>* <text:span text:style-name="T12">Inter Command Football Competition</text:span></text:p>
      <text:p text:style-name="P8"/>
      <text:p text:style-name="P8">2013 – Quiz winner on World Health Day </text:p>
      <text:p text:style-name="P8"><text:s text:c="10"/>* Winner of quiz competition conducted on world health day</text:p>
      <text:p text:style-name="P9"/>
      <text:p text:style-name="P9"><text:soft-page-break/>201<text:span text:style-name="T27">5</text:span> – 99.98 percentile in JEE paper 2 (enterence exam for Architecture) </text:p>
      <text:p text:style-name="P5"/>
      <text:p text:style-name="P5">2014 to current – Graphic designer </text:p>
      <text:p text:style-name="P5"><text:s text:c="11"/>* <text:span text:style-name="T20">Excrin - internship UI/UX</text:span></text:p>
      <text:p text:style-name="P5"><text:s text:c="11"/>* <text:span text:style-name="T12">Contributed to eyeka smart car competation (2017)</text:span></text:p>
      <text:p text:style-name="P5"><text:s text:c="11"/>* <text:span text:style-name="T12">Designed the logo of Chennai City FC (2017)</text:span></text:p>
      <text:p text:style-name="P3"/>
      <text:p text:style-name="P3">201<text:span text:style-name="T27">5</text:span> – Team V-locity </text:p>
      <text:p text:style-name="P3"><text:s text:c="11"/>* <text:span text:style-name="T12">Designed the car for the racing team of college</text:span> <text:span text:style-name="T13">and its logo</text:span></text:p>
      <text:p text:style-name="P3"/>
      <text:p text:style-name="P3">2015 – Startup weekend </text:p>
      <text:p text:style-name="P3"><text:s text:c="11"/>* <text:span text:style-name="T13">Team member of a startup called Unify</text:span></text:p>
      <text:p text:style-name="P12"><text:s text:c="11"/>* Talentasaur (Team Leader)</text:p>
      <text:p text:style-name="P3"/>
      <text:p text:style-name="P3">2015 – Nagpur FC (Amature Footballer NDFA)</text:p>
      <text:p text:style-name="P3"><text:s text:c="10"/>* <text:span text:style-name="T13">Played in the Football team from Nagpur</text:span></text:p>
      <text:p text:style-name="P6"/>
      <text:p text:style-name="P6">2015 to current – Personal tutor <text:span text:style-name="T22">and final year project maker</text:span></text:p>
      <text:p text:style-name="P6"><text:s/></text:p>
      <text:p text:style-name="P15"><text:span text:style-name="T2">2016 – </text:span><text:span text:style-name="Emphasis"><text:span text:style-name="T4">Automated Time Table System </text:span></text:span><text:span text:style-name="Emphasis"><text:span text:style-name="T5">Mini Project</text:span></text:span></text:p>
      <text:p text:style-name="P15"><text:span text:style-name="Emphasis"><text:span text:style-name="T5"><text:s text:c="11"/>* </text:span></text:span><text:span text:style-name="Emphasis"><text:span text:style-name="T6">Worked in a department level project on a time table system using Python</text:span></text:span></text:p>
      <text:p text:style-name="P15"><text:span text:style-name="Emphasis"><text:span text:style-name="T6"/></text:span></text:p>
      <text:p text:style-name="P16"><text:span text:style-name="Emphasis"><text:span text:style-name="T7">2017 – Chennai City FC (Professional Football team)</text:span></text:span></text:p>
      <text:p text:style-name="P16"><text:span text:style-name="Emphasis"><text:span text:style-name="T7"><text:s text:c="10"/>* Game analyst</text:span></text:span></text:p>
      <text:p text:style-name="P5"/>
      <text:p text:style-name="P5">2017 – Phd Intern SRM University</text:p>
      <text:p text:style-name="P5"><text:s text:c="10"/>* <text:span text:style-name="T13">Worked as an intern for the topic of nonlinear diffrential equation</text:span></text:p>
      <text:p text:style-name="P5"/>
      <text:p text:style-name="P9">2018 – Guest Lecture </text:p>
      <text:p text:style-name="P9"><text:s text:c="10"/>* Invited for a guest lecture on the topic of “Online Courses <text:span text:style-name="T15">and their importance</text:span>” in SRM University Vadapalini</text:p>
      <text:p text:style-name="P4"/>
      <text:p text:style-name="P5"/>
      <text:p text:style-name="P5"/>
      <text:p text:style-name="P5"/>
      <text:p text:style-name="P14">LANGUAGES <text:s text:c="134"/></text:p>
      <text:p text:style-name="P7"/>
      <text:p text:style-name="P7">Hindi (Native Speaker)</text:p>
      <text:p text:style-name="P7">English <text:span text:style-name="T14">(95/100 in 12</text:span><text:span text:style-name="T11">th</text:span><text:span text:style-name="T14"> boards</text:span>)</text:p>
      <text:p text:style-name="P7">Bhojpuri (fluent)</text:p>
      <text:p text:style-name="P7">Punjabi <text:span text:style-name="T25">(fluent)</text:span></text:p>
      <text:p text:style-name="P7">Gujarati</text:p>
      <text:p text:style-name="P7">Sanskrit</text:p>
      <text:p text:style-name="P3"/>
      <text:p text:style-name="P2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00:34:59.927103733</meta:creation-date>
    <dc:date>2018-01-19T10:12:26.347994683</dc:date>
    <meta:editing-duration>PT12H4M6S</meta:editing-duration>
    <meta:editing-cycles>15</meta:editing-cycles>
    <meta:generator>LibreOffice/5.4.2.2$Linux_X86_64 LibreOffice_project/40m0$Build-2</meta:generator>
    <meta:document-statistic meta:table-count="0" meta:image-count="0" meta:object-count="0" meta:page-count="3" meta:paragraph-count="55" meta:word-count="324" meta:character-count="3105" meta:non-whitespace-character-count="1861"/>
  </office:meta>
</office:document-meta>
</file>